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9fa32" officeooo:paragraph-rsid="0009fa32"/>
    </style:style>
    <style:style style:name="P2" style:family="paragraph" style:parent-style-name="Standard">
      <style:paragraph-properties fo:line-height="200%"/>
      <style:text-properties fo:font-weight="bold" officeooo:rsid="0009fa32" officeooo:paragraph-rsid="0009fa32" style:font-weight-asian="bold" style:font-weight-complex="bold"/>
    </style:style>
    <style:style style:name="P3" style:family="paragraph" style:parent-style-name="Standard">
      <style:paragraph-properties fo:line-height="200%" fo:text-align="center" style:justify-single-word="false"/>
      <style:text-properties fo:font-weight="bold" officeooo:rsid="0009fa32" officeooo:paragraph-rsid="0009fa32" style:font-weight-asian="bold" style:font-weight-complex="bold"/>
    </style:style>
    <style:style style:name="P4" style:family="paragraph" style:parent-style-name="Standard">
      <style:paragraph-properties fo:line-height="200%"/>
      <style:text-properties officeooo:paragraph-rsid="0009fa32"/>
    </style:style>
    <style:style style:name="P5" style:family="paragraph" style:parent-style-name="Standard">
      <style:paragraph-properties fo:line-height="200%"/>
      <style:text-properties fo:font-weight="normal" officeooo:rsid="0009fa32" officeooo:paragraph-rsid="0009fa32" style:font-weight-asian="normal" style:font-weight-complex="normal"/>
    </style:style>
    <style:style style:name="P6" style:family="paragraph" style:parent-style-name="Standard">
      <style:paragraph-properties fo:line-height="200%"/>
      <style:text-properties fo:font-weight="normal" officeooo:rsid="0009fa32" officeooo:paragraph-rsid="000f9944" style:font-weight-asian="normal" style:font-weight-complex="normal"/>
    </style:style>
    <style:style style:name="P7" style:family="paragraph" style:parent-style-name="Standard">
      <style:paragraph-properties fo:line-height="200%"/>
      <style:text-properties fo:font-weight="normal" officeooo:rsid="000ceb3e" officeooo:paragraph-rsid="000ceb3e" style:font-weight-asian="normal" style:font-weight-complex="normal"/>
    </style:style>
    <style:style style:name="P8" style:family="paragraph" style:parent-style-name="Standard">
      <style:paragraph-properties fo:line-height="200%"/>
      <style:text-properties fo:font-weight="normal" officeooo:rsid="000e4c6b" officeooo:paragraph-rsid="000e4c6b" style:font-weight-asian="normal" style:font-weight-complex="normal"/>
    </style:style>
    <style:style style:name="P9" style:family="paragraph" style:parent-style-name="Standard">
      <style:paragraph-properties fo:line-height="200%"/>
      <style:text-properties fo:font-weight="normal" officeooo:rsid="000b3537" officeooo:paragraph-rsid="000f9944" style:font-weight-asian="normal" style:font-weight-complex="normal"/>
    </style:style>
    <style:style style:name="P10" style:family="paragraph" style:parent-style-name="Standard">
      <style:paragraph-properties fo:line-height="200%"/>
      <style:text-properties fo:font-weight="normal" officeooo:rsid="0009fa32" officeooo:paragraph-rsid="001a9d70" style:font-weight-asian="normal" style:font-weight-complex="normal"/>
    </style:style>
    <style:style style:name="P11" style:family="paragraph" style:parent-style-name="Standard">
      <style:paragraph-properties fo:line-height="200%"/>
      <style:text-properties fo:font-weight="normal" officeooo:rsid="0009fa32" officeooo:paragraph-rsid="001e0446" style:font-weight-asian="normal" style:font-weight-complex="normal"/>
    </style:style>
    <style:style style:name="P12" style:family="paragraph" style:parent-style-name="Standard">
      <style:paragraph-properties fo:line-height="200%"/>
      <style:text-properties fo:font-weight="bold" officeooo:rsid="0012eb46" officeooo:paragraph-rsid="0012eb46" style:font-weight-asian="bold" style:font-weight-complex="bold"/>
    </style:style>
    <style:style style:name="P13" style:family="paragraph" style:parent-style-name="Standard">
      <style:paragraph-properties fo:line-height="200%"/>
      <style:text-properties fo:font-weight="bold" officeooo:rsid="0009fa32" officeooo:paragraph-rsid="0009fa32"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officeooo:rsid="0009fa32" style:font-weight-asian="normal" style:font-weight-complex="normal"/>
    </style:style>
    <style:style style:name="T3" style:family="text">
      <style:text-properties fo:font-weight="normal" officeooo:rsid="00159842" style:font-weight-asian="normal" style:font-weight-complex="normal"/>
    </style:style>
    <style:style style:name="T4" style:family="text">
      <style:text-properties fo:font-weight="normal" officeooo:rsid="0019ac51" style:font-weight-asian="normal" style:font-weight-complex="normal"/>
    </style:style>
    <style:style style:name="T5" style:family="text">
      <style:text-properties fo:font-weight="normal" officeooo:rsid="001a9d70" style:font-weight-asian="normal" style:font-weight-complex="normal"/>
    </style:style>
    <style:style style:name="T6" style:family="text">
      <style:text-properties fo:font-weight="normal" officeooo:rsid="001c1c39" style:font-weight-asian="normal" style:font-weight-complex="normal"/>
    </style:style>
    <style:style style:name="T7" style:family="text">
      <style:text-properties fo:font-weight="normal" officeooo:rsid="001cd372" style:font-weight-asian="normal" style:font-weight-complex="normal"/>
    </style:style>
    <style:style style:name="T8" style:family="text">
      <style:text-properties fo:font-weight="normal" officeooo:rsid="001d5e10" style:font-weight-asian="normal" style:font-weight-complex="normal"/>
    </style:style>
    <style:style style:name="T9" style:family="text">
      <style:text-properties fo:font-weight="normal" officeooo:rsid="001e0446" style:font-weight-asian="normal" style:font-weight-complex="normal"/>
    </style:style>
    <style:style style:name="T10" style:family="text">
      <style:text-properties officeooo:rsid="000b3537"/>
    </style:style>
    <style:style style:name="T11" style:family="text">
      <style:text-properties fo:color="#7f0055" style:font-name="Monospace" fo:font-size="9pt" fo:font-style="italic" fo:font-weight="bold" style:font-size-asian="9pt" style:font-style-asian="italic" style:font-weight-asian="bold" style:font-size-complex="9pt" style:font-style-complex="italic"/>
    </style:style>
    <style:style style:name="T12" style:family="text">
      <style:text-properties fo:color="#000000" style:font-name="Monospace" fo:font-size="9pt" fo:font-style="italic" style:font-size-asian="9pt" style:font-style-asian="italic" style:font-size-complex="9pt" style:font-style-complex="italic"/>
    </style:style>
    <style:style style:name="T13" style:family="text">
      <style:text-properties fo:color="#000000" style:font-name="Monospace" fo:font-size="9pt" fo:font-style="italic" officeooo:rsid="000ceb3e" style:font-size-asian="9pt" style:font-style-asian="italic" style:font-size-complex="9pt" style:font-style-complex="italic"/>
    </style:style>
    <style:style style:name="T14" style:family="text">
      <style:text-properties officeooo:rsid="000e4c6b"/>
    </style:style>
    <style:style style:name="T15" style:family="text">
      <style:text-properties officeooo:rsid="000f9944"/>
    </style:style>
    <style:style style:name="T16" style:family="text">
      <style:text-properties officeooo:rsid="0012eb46"/>
    </style:style>
    <style:style style:name="T17" style:family="text">
      <style:text-properties officeooo:rsid="00159842"/>
    </style:style>
    <style:style style:name="T18" style:family="text">
      <style:text-properties officeooo:rsid="001d5e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thal Chaffee <text:span text:style-name="T17">and SJ Guillaume</text:span></text:p>
      <text:p text:style-name="P1">Comp<text:span text:style-name="T17">uter</text:span> Sci<text:span text:style-name="T17">ence</text:span> 383</text:p>
      <text:p text:style-name="P1">Professor Jumadinova</text:p>
      <text:p text:style-name="P1"><text:span text:style-name="T17">5 May</text:span> 2015</text:p>
      <text:p text:style-name="P3">Final Project Report</text:p>
      <text:p text:style-name="P12">Motivation:</text:p>
      <text:p text:style-name="P10"><text:span text:style-name="T16"><text:tab/>When choosing a problem to pursue for this final, we thought about the things we enjoyed learning in this course. <text:s/>The things that came to mind were programming robots, especially having them communicate information and take actions based on that communication. <text:s/>The difficulties associated with having the robots travel in reality as they are programmed to in code has been a challenge throughout this course, and thus we thought about ways to have robots travel an optimal path to minimize turning and traveling. <text:s/>The traveling salesman problem caught our eye as a way to accomplish this. <text:s/>We wanted to incorporate our experience with sensors and communication to solve a problem with the robots that we had not yet touched in this class. <text:s/>We found that a way to accomplish this with robots was to use the Firefly Algorithm swarming technique as inspiration. <text:s/>The way we used this was, by incorporating the idea that the closer the robot, the “brighter” it was, thus the path was more attractive. <text:s/>Then if we could calculate each robot's “brightness” level attraction to each other robot, we could calculate the shortest path. <text:s/>Then as the different path possibilities were totaled up, the shortest one would be the “brightest”. <text:s/>The key to having this work as a firefly algorithm was in having communication work properly by implementing a sort of coordinate plane which would draw in some of the ideas of localization. <text:s/>Overall, we thought this was a project that could really draw on a lot of the techniques we learned in class and practiced during labs, so it was the perfect project to encapsulate the course's concepts. </text:span></text:p>
      <text:p text:style-name="P10"><text:span text:style-name="T16"><text:tab/>The problem is an important one because optimizing a path can benefit many people and industries. <text:s/>Companies such as airlines or shipping or driving companies, basically any person or </text:span><text:soft-page-break/><text:span text:style-name="T16">industry that needs to do a large amount of traveling can benefit from a well implemented Traveling Salesman solution. <text:s text:c="2"/></text:span></text:p>
      <text:p text:style-name="P2">Background:</text:p>
      <text:p text:style-name="P2"><text:tab/><text:span text:style-name="T5">In approaching the Traveling Salesman problem using the Firefly Algorithm, we used some research to give us some ideas of how to tackle the issue. <text:s/>One source that addressed the exact problem we were going for was the paper “A Preliminary Study on Firefly Algorithm Approach for Traveling Salesman Problem” written by Hussein et all and published at the Science and Engineeri</text:span><text:span text:style-name="T8">ng</text:span><text:span text:style-name="T5"> Technology National Conference 2013. <text:s/></text:span><text:span text:style-name="T6">The paper discusses the use of swarm intelligence on finding the most optimal solution. <text:s/>These researchers use a system by which each city is evaluated, the closest one is given the largest vote, and the farthest one is given the least vote. <text:s/>The goal of the system they created is for the firefly to move closer to cities with better fitness values. <text:s/>Our implementation differs from this one in that it is not constantly updating the fitness values of the other cities once it moves to the first one. <text:s/>The way we implement the system, which will be described in more detail later, is that the cities communicate their spot on the coordinate plane, and the Traveling Salesman robot takes in the coordinates and calculates all the possible distance combinations, and finds the shortest path. <text:s/></text:span></text:p>
      <text:p text:style-name="P2"><text:span text:style-name="T6"><text:tab/></text:span><text:span text:style-name="T7">The other paper that gave us some background on the issue we were trying to solve was “Evolutionary Discrete Firefly Algorithm for Traveling Salesman Problem” by Gilang Kusuma Jati and Suyanto. <text:s/>This paper discusses the different aspects of the firefly algorithm in relation to different factors that can be added to the equation of finding the optimal path. <text:s/>The largest impact this paper had on our own program was that they used the coordinates of the cities and calculated the best path based on the calculation of their Euclidean distances. <text:s/></text:span><text:span text:style-name="T8">We used this method in calculating the distances between the three cities and the home city of the Traveling Salesman. <text:s/></text:span></text:p>
      <text:p text:style-name="P5"><text:s/><text:span text:style-name="T1">Description:</text:span></text:p>
      <text:p text:style-name="P5"><text:tab/>For this project we created four different classes. The first three are similar classes called CityRobot.java, CityRobot2.java, and CityRobot3.java. The fourth class we named TravelRobot.java. <text:soft-page-break/>Each class was contained by a robot, thus we used four separate robots to complete this project. The CityRobot's task was to discover the “cities” in a given area. Each robot is assigned a different city to discover in a given area. Once they discover this location they're job is to stop and record the location and wait to send that location to the TravelRobot. The TravelRobot's job is to receive the locations of the cities from its three scouts and figure out what the optimal path to visit all three cities and return home. From there it takes the optimal path and physically moves to visit each city.</text:p>
      <text:p text:style-name="P11"><text:tab/>For the implementation of <text:span text:style-name="T10">each</text:span> CityRobot our <text:s/>robots were each given a color representing the cities they are supposed to discover. The three cities and they're corresponding scanner values are red (<text:span text:style-name="T10">0</text:span>.0), blue (2.0), and green <text:span text:style-name="T10">(1.0). <text:s/>Each of these robots are equipped with a color sensor, WiFi connection, and two motors connected to wheels with differential pilot capabilities for optimal movement. Each robot when activated runs into a while loop in which they are tasked to search across in a straight line taking samples every 10 cm with their color sensors and checking to see if its the city they are looking for. If the robot detects white (6.0) then it is supposed to turn left or right 90 degrees depending on the side it is facing (we kept track of the side it was on by mod-ing a counter to see if it was even or odd). From there each robot moves up 20mm and turns 90 degrees in the same direction, thus causing the robot to face the other way. The robot then continues to search forward for its city, just a little farther up and facing the opposite direction. The result of this process is a serpentine search pattern in which it is nearly impossible for the robot to miss the city they intend to find. Once the city is discovered the robot breaks out of the search while loop and stops immediately. From there it activates a ServerSocket class and waits to connect to the a client. </text:span></text:p>
      <text:p text:style-name="P11"><text:span text:style-name="T10"><text:tab/>Once a client connects to the CityRobot the robot sends its x and y location and then closes its socket and ends the program. The implementation is the same for all three robots, the only difference is the CityRobots assigned color it must find to break out of the search loop.</text:span></text:p>
      <text:p text:style-name="P6"><text:tab/><text:span text:style-name="T10">Once all three city robots have discovered their cities the TravelRobot is then implemented. After setting up a differential pilot in order to allow for coordinated motor movement the first thing </text:span><text:soft-page-break/><text:span text:style-name="T10">the travel agent does is set up a client socket to connect to the first CityRobots ServerSocket. Once connected the robot indicates its connection with a beep. And using a scanner and the nextInt() function it receives both the x and y coordinates from the city robot. It then closes this client connection and creates a new one for the next CityRobot and does the same thing and recording the x and y coordinates into different variables. Finally it repeats this process a third time to get the final city coordinates. Once competed the city robot will have six different variables to work with; three x coordinates and three y coordinates. </text:span></text:p>
      <text:p text:style-name="P9"><text:tab/>From there we take the distance formula sqrt((x^2+y^2)) from each of the of the cities to the starting point and from each city to each other city. In order to do this we implemented the Math java class. <text:s/>The line of code for each formula looks something like this:</text:p>
      <text:p text:style-name="P4"><text:span text:style-name="T2"><text:tab/></text:span><text:span text:style-name="T11">double</text:span><text:span text:style-name="T12"> distanceHR = Math.sqrt(Math.abs(Math.pow(xr, 2</text:span><text:span text:style-name="T13">))</text:span><text:span text:style-name="T12">+Math.abs(Math.pow(yr, 2)));</text:span></text:p>
      <text:p text:style-name="P7">This specific line represents the distance from home to <text:span text:style-name="T14">the</text:span> red <text:span text:style-name="T14">city</text:span>. <text:s/><text:span text:style-name="T18">We found that there are really only three unique different paths the robot could make between the three cities and the home city. <text:s/>Thus we needed only to code three different sets of instructions, because the order does not matter for our Traveling Salesman's optimal total distance. <text:s/>The robot checks each of the possible routes the robot can take and chooses the shortest most optimal total route. The robot then moves to each of the cities. It take the x distance turns 90 and takes the y distance, and then resets to go the x by turning -90 degrees. The reason we travel by x and y values is that we discovered that the robots ability to turn a certain theta degrees is never done with any accuracy. <text:s/>Thus, our solution to this is just taking the components of the travel vector and having the robot travel the x . It then travels from one city to the next, using the differences between x coordinates and y coordinates to figure out distances to travel in order to reach the “city”. <text:s/>From the last city, the robot takes the x and y coordinate from the last city to home in order to return the robot to the beginning. <text:s/>Once it reached home again, the program was over. </text:span></text:p>
      <text:p text:style-name="P2">Analysis:</text:p>
      <text:p text:style-name="P2"><text:tab/><text:span text:style-name="T3">The path optimization technique worked nearly perfectly, with the exception of us manually </text:span><text:soft-page-break/><text:span text:style-name="T3">correcting some hardware issues involving over-turning or under-turning. <text:s/></text:span><text:span text:style-name="T4">Testing this would have been interesting if we had time to add even more city robots in a larger area. <text:s/></text:span><text:span text:style-name="T9">As the program stands, the searching algorithm for the CityRobots works perfectly, each of them find the color they are supposed to find, and the WiFi communication works effectively to communicate to the TravelRobot once that program is initialized and a connection is made. <text:s/>The only thing we could wish to work better is the turning accuracy, because if that worked better, our attempts to have the robot turn the appropriate number of degrees would have been preferable for this path optimization problem. <text:s/>The accuracy of reaching the target became more important to us, because it still demonstrates that the robot was able to calculate the optimal path and travel to each location in the correct order. <text:s/></text:span></text:p>
      <text:p text:style-name="P2"><text:span text:style-name="T14">Conclusion</text:span>:</text:p>
      <text:p text:style-name="P8"><text:tab/>In this project we successfully implemented a City Robot that accurately (except for motor turning inaccuracies) and successfully searches for a city using a serpentine search route and records its location waiting for a client connection. <text:s/><text:span text:style-name="T15">The actual communication and exchange between the three <text:s/>CityRobots and TravelRobot were one-hundred percent successful. Neither robot ever threw a runtime error once we got the implementation up and running. We also successfully discovered the optimal route and came close to actually making the robot travel correctly to each location. <text:s/>Thus with the success of the three part communication and the fact that the entire group of four classes ran through without any runtime errors are very good results especially considering the challenges faced.</text:span></text:p>
      <text:p text:style-name="P8"><text:tab/><text:span text:style-name="T15">There were a few different challenges that we faced. The main problems were communication inconsistency, presentation technical difficulties and robot interactions with the physical world. Are biggest communication inconsistency occurred with our original plan for creating our project. We originally wanted to implement the whole program with one class and four robots. The main method was supposed to use the RemoteEV3 class in order to individually connect to each of the other three robots. Using RMIRegulatedMotor we would send each other robot to find the cities and get the coordinates that way. Unfortunately we kept running into runtime errors that we spent most of our </text:span><text:soft-page-break/><text:span text:style-name="T15">time during this whole project trying to fix. <text:s/>As it turns out, the problem was that the RemoteEV3 Bluetooth connection was too unreliable for long duration connection between robots. Unfortunately we had to scrap that idea in favor of the multiple versions of CityRobot to discover cities. As for robot interactions with the physical world, the robots have serious trouble with their turning radius. <text:s/>We frequently corrected their turn radius in order to have a successful run of the project. <text:s/>Because the turn rate was so unreliable, we opted to have the robot travel the x length then the y coordinate to get to the cities in order to avoid turn issues, even though the path would have been more optimal if it turned a degree and went straight to the ci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in" fo:margin-bottom="0.8in" fo:margin-left="0.8201in" fo:margin-right="0.820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6:52:28.001600197</meta:creation-date>
    <dc:date>2015-05-05T21:49:01.786116897</dc:date>
    <meta:editing-duration>PT2H27M5S</meta:editing-duration>
    <meta:editing-cycles>7</meta:editing-cycles>
    <meta:generator>LibreOffice/4.2.7.2$Linux_X86_64 LibreOffice_project/420m0$Build-2</meta:generator>
    <meta:document-statistic meta:table-count="0" meta:image-count="0" meta:object-count="0" meta:page-count="6" meta:paragraph-count="24" meta:word-count="2029" meta:character-count="12090" meta:non-whitespace-character-count="10018"/>
  </office:meta>
</office:document-meta>
</file>